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600000172F21052C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stroke="none" svg:stroke-color="#000000" draw:fill="none" draw:fill-color="#ffffff" fo:min-height="1.65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0000ff"/>
    </style:style>
    <style:style style:name="P4" style:family="paragraph">
      <style:text-properties fo: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225cm" svg:height="15.24cm" svg:x="2.905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0.16cm" svg:x="6.432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0.16cm" svg:x="13.709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9.255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2.43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175cm" svg:x="17.51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635cm" svg:x="20.685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62cm" svg:height="1.52cm" svg:x="20.32cm" svg:y="18.145cm">
          <draw:text-box>
            <text:p><text:span text:style-name="T1">C6 Laboratory</text:span></text:p>
          </draw:text-box>
        </draw:frame>
        <draw:frame draw:style-name="gr3" draw:layer="layout" svg:width="2.54cm" svg:height="1.038cm" svg:x="21.12cm" svg:y="2.002cm">
          <draw:text-box>
            <text:p>door</text:p>
          </draw:text-box>
        </draw:frame>
        <draw:frame draw:style-name="gr4" draw:text-style-name="P3" draw:layer="layout" svg:width="3.175cm" svg:height="1.905cm" svg:x="2.957cm" svg:y="3.907cm">
          <draw:text-box>
            <text:p><text:span text:style-name="T2">MN5 (2.06)</text:span></text:p>
          </draw:text-box>
        </draw:frame>
        <draw:frame draw:style-name="gr4" draw:text-style-name="P3" draw:layer="layout" svg:width="3.175cm" svg:height="1.905cm" svg:x="2.957cm" svg:y="13.507cm">
          <draw:text-box>
            <text:p><text:span text:style-name="T2">MN4 (6.60)</text:span></text:p>
          </draw:text-box>
        </draw:frame>
        <draw:frame draw:style-name="gr4" draw:text-style-name="P3" draw:layer="layout" svg:width="3.175cm" svg:height="1.905cm" svg:x="6.557cm" svg:y="13.407cm">
          <draw:text-box>
            <text:p><text:span text:style-name="T2">MN3 (6.58)</text:span></text:p>
          </draw:text-box>
        </draw:frame>
        <draw:frame draw:style-name="gr4" draw:text-style-name="P3" draw:layer="layout" svg:width="3.175cm" svg:height="1.905cm" svg:x="13.957cm" svg:y="13.407cm">
          <draw:text-box>
            <text:p><text:span text:style-name="T2">MN2 (6.12)</text:span></text:p>
          </draw:text-box>
        </draw:frame>
        <draw:frame draw:style-name="gr4" draw:text-style-name="P3" draw:layer="layout" svg:width="3.175cm" svg:height="1.905cm" svg:x="17.557cm" svg:y="11.607cm">
          <draw:text-box>
            <text:p><text:span text:style-name="T2">MN1 (5.96)</text:span></text:p>
          </draw:text-box>
        </draw:frame>
        <draw:frame draw:style-name="gr4" draw:text-style-name="P3" draw:layer="layout" svg:width="3.175cm" svg:height="1.905cm" svg:x="9.757cm" svg:y="3.907cm">
          <draw:text-box>
            <text:p><text:span text:style-name="T2">MN6 (2.08)</text:span></text:p>
          </draw:text-box>
        </draw:frame>
        <draw:frame draw:style-name="gr4" draw:text-style-name="P3" draw:layer="layout" svg:width="3.175cm" svg:height="1.905cm" svg:x="12.757cm" svg:y="3.907cm">
          <draw:text-box>
            <text:p><text:span text:style-name="T2">MN7 (2.09)</text:span></text:p>
          </draw:text-box>
        </draw:frame>
        <draw:frame draw:style-name="gr4" draw:text-style-name="P3" draw:layer="layout" svg:width="3.175cm" svg:height="1.905cm" svg:x="18.357cm" svg:y="3.607cm">
          <draw:text-box>
            <text:p><text:span text:style-name="T2">MN8 (2.12)</text:span></text:p>
          </draw:text-box>
        </draw:frame>
        <draw:frame draw:style-name="gr4" draw:text-style-name="P4" draw:layer="layout" svg:width="3.175cm" svg:height="1.905cm" svg:x="21.256cm" svg:y="11.606cm">
          <draw:text-box>
            <text:p><text:span text:style-name="T3">BS (111.111)</text:span></text:p>
          </draw:text-box>
        </draw:frame>
        <draw:frame draw:style-name="gr5" draw:text-style-name="P1" draw:layer="layout" svg:width="3.08cm" svg:height="2.43cm" svg:x="8.885cm" svg:y="1.43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1" draw:layer="layout" svg:width="3.08cm" svg:height="2.43cm" svg:x="12.185cm" svg:y="1.33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1" draw:layer="layout" svg:width="3.08cm" svg:height="2.43cm" svg:x="17.685cm" svg:y="1.23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1" draw:layer="layout" svg:width="3.08cm" svg:height="2.43cm" svg:x="2.085cm" svg:y="1.63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1" draw:layer="layout" svg:width="3.08cm" svg:height="2.43cm" svg:x="16.685cm" svg:y="13.33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1" draw:layer="layout" svg:width="3.08cm" svg:height="2.43cm" svg:x="13.385cm" svg:y="15.03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1" draw:layer="layout" svg:width="3.08cm" svg:height="2.43cm" svg:x="6.085cm" svg:y="15.03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1" draw:layer="layout" svg:width="3.08cm" svg:height="2.43cm" svg:x="2.585cm" svg:y="15.13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1" draw:layer="layout" svg:width="3.08cm" svg:height="2.43cm" svg:x="21.485cm" svg:y="13.43cm">
          <draw:image xlink:href="Pictures/10000201000001D600000172F21052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23T18:36:13</meta:creation-date>
    <dc:date>2011-05-18T12:04:03</dc:date>
    <meta:editing-duration>PT00H22M19S</meta:editing-duration>
    <meta:editing-cycles>5</meta:editing-cycles>
    <meta:generator>OpenOffice.org/3.0$Linux OpenOffice.org_project/300m15$Build-9379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